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variant="normal" fo:text-transform="none" fo:color="#000000" style:font-name="arial" fo:font-size="9.75pt" fo:letter-spacing="normal" fo:font-style="normal" fo:font-weight="normal"/>
    </style:style>
    <style:style style:name="P2" style:family="paragraph" style:parent-style-name="Standard">
      <style:paragraph-properties fo:margin-left="0in" fo:margin-right="0in" fo:text-indent="0in" style:auto-text-indent="false"/>
      <style:text-properties fo:font-variant="normal" fo:text-transform="none" fo:color="#000000" style:font-name="arial" fo:font-size="9.75pt" fo:letter-spacing="normal" fo:font-style="normal" fo:font-weight="normal" officeooo:rsid="003396b5" officeooo:paragraph-rsid="003396b5"/>
    </style:style>
    <style:style style:name="P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4" style:family="paragraph" style:parent-style-name="Standard">
      <style:paragraph-properties fo:margin-top="0in" fo:margin-bottom="0.1965in" style:contextual-spacing="false"/>
      <style:text-properties fo:font-variant="normal" fo:text-transform="none" fo:color="#000000" style:font-name="arial" fo:font-size="9.75pt" fo:letter-spacing="normal" fo:font-style="normal" fo:font-weight="normal"/>
    </style:style>
    <style:style style:name="P5" style:family="paragraph" style:parent-style-name="Standard">
      <style:paragraph-properties fo:margin-top="0in" fo:margin-bottom="0.1965in" style:contextual-spacing="false"/>
      <style:text-properties fo:font-variant="normal" fo:text-transform="none" fo:color="#000000" style:font-name="arial" fo:font-size="9.75pt" fo:letter-spacing="normal" fo:font-style="normal" fo:font-weight="bold"/>
    </style:style>
    <style:style style:name="P6" style:family="paragraph" style:parent-style-name="Text_20_body">
      <style:text-properties fo:font-variant="normal" fo:text-transform="none" fo:color="#000000" style:font-name="arial" fo:font-size="9.75pt" fo:letter-spacing="normal" fo:font-style="normal" fo:font-weight="bold"/>
    </style:style>
    <style:style style:name="P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cb165" officeooo:paragraph-rsid="001cb165" style:font-weight-asian="bold" style:font-weight-complex="bold"/>
    </style:style>
    <style:style style:name="P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de38a" officeooo:paragraph-rsid="001de38a" style:font-weight-asian="bold" style:font-weight-complex="bold"/>
    </style:style>
    <style:style style:name="P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f9880" officeooo:paragraph-rsid="001f9880" style:font-weight-asian="bold" style:font-weight-complex="bold"/>
    </style:style>
    <style:style style:name="P1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4e151" officeooo:paragraph-rsid="0024e151" style:font-weight-asian="bold" style:font-weight-complex="bold"/>
    </style:style>
    <style:style style:name="P11"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9e1c2" officeooo:paragraph-rsid="0029e1c2" style:font-weight-asian="bold" style:font-weight-complex="bold"/>
    </style:style>
    <style:style style:name="P12"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b3c92" officeooo:paragraph-rsid="002b3c92" style:font-weight-asian="bold" style:font-weight-complex="bold"/>
    </style:style>
    <style:style style:name="P13"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345f86" officeooo:paragraph-rsid="00345f86" style:font-weight-asian="bold" style:font-weight-complex="bold"/>
    </style:style>
    <style:style style:name="P14"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d931d" officeooo:paragraph-rsid="002d931d" style:font-weight-asian="bold" style:font-weight-complex="bold"/>
    </style:style>
    <style:style style:name="P15"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eb912" officeooo:paragraph-rsid="002eb912" style:font-weight-asian="bold" style:font-weight-complex="bold"/>
    </style:style>
    <style:style style:name="P16"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437ef" officeooo:paragraph-rsid="002437ef"/>
    </style:style>
    <style:style style:name="P1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d931d" officeooo:paragraph-rsid="002d931d"/>
    </style:style>
    <style:style style:name="P1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31ba1e" officeooo:paragraph-rsid="0031ba1e"/>
    </style:style>
    <style:style style:name="P1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345f86" officeooo:paragraph-rsid="00345f86"/>
    </style:style>
    <style:style style:name="P2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12e1d" officeooo:paragraph-rsid="00212e1d"/>
    </style:style>
    <style:style style:name="P21" style:family="paragraph" style:parent-style-name="Text_20_body">
      <style:paragraph-properties fo:margin-left="0.1563in" fo:margin-right="0in" fo:margin-top="0in" fo:margin-bottom="0in" style:contextual-spacing="false" fo:text-indent="0in" style:auto-text-indent="false"/>
      <style:text-properties fo:font-weight="bold" officeooo:rsid="00212e1d" officeooo:paragraph-rsid="00212e1d" style:font-weight-asian="bold" style:font-weight-complex="bold"/>
    </style:style>
    <style:style style:name="P22"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23"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bold" officeooo:rsid="002b502e" officeooo:paragraph-rsid="002b502e" style:font-weight-asian="bold" style:font-weight-complex="bold"/>
    </style:style>
    <style:style style:name="P24"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bold" officeooo:rsid="002c10f2" officeooo:paragraph-rsid="002c10f2" style:font-weight-asian="bold" style:font-weight-complex="bold"/>
    </style:style>
    <style:style style:name="P25"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bold" officeooo:rsid="0030ae22" officeooo:paragraph-rsid="0030ae22" style:font-weight-asian="bold" style:font-weight-complex="bold"/>
    </style:style>
    <style:style style:name="P26" style:family="paragraph" style:parent-style-name="Standard" style:list-style-name="L1">
      <style:text-properties fo:font-variant="normal" fo:text-transform="none" fo:color="#000000" style:font-name="arial" fo:font-size="9.75pt" fo:letter-spacing="normal" fo:font-style="normal" fo:font-weight="normal" officeooo:rsid="003396b5" officeooo:paragraph-rsid="003396b5"/>
    </style:style>
    <style:style style:name="P27" style:family="paragraph" style:parent-style-name="Standard" style:list-style-name="L1">
      <style:text-properties fo:font-variant="normal" fo:text-transform="none" fo:color="#000000" style:font-name="arial" fo:font-size="9.75pt" fo:letter-spacing="normal" fo:font-style="normal" fo:font-weight="normal" officeooo:rsid="00345f86" officeooo:paragraph-rsid="00345f86"/>
    </style:style>
    <style:style style:name="P28" style:family="paragraph" style:parent-style-name="Text_20_body" style:list-style-name="L2">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29" style:family="paragraph" style:parent-style-name="Text_20_body" style:list-style-name="L3">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0" style:family="paragraph" style:parent-style-name="Text_20_body" style:list-style-name="L3">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paragraph-rsid="001cb165"/>
    </style:style>
    <style:style style:name="P31" style:family="paragraph" style:parent-style-name="Text_20_body" style:list-style-name="L4">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2"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31ba1e" officeooo:paragraph-rsid="0031ba1e" style:font-weight-asian="bold" style:font-weight-complex="bold"/>
    </style:style>
    <style:style style:name="P33"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b502e" officeooo:paragraph-rsid="002b502e" style:font-weight-asian="bold" style:font-weight-complex="bold"/>
    </style:style>
    <style:style style:name="P34"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36fc47" officeooo:paragraph-rsid="0036fc47" style:font-weight-asian="bold" style:font-weight-complex="bold"/>
    </style:style>
    <style:style style:name="P35"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paragraph-rsid="0035b716"/>
    </style:style>
    <style:style style:name="P36" style:family="paragraph" style:parent-style-name="Text_20_body" style:list-style-name="L3">
      <style:paragraph-properties fo:margin-left="0.1563in" fo:margin-right="0in" fo:margin-top="0in" fo:margin-bottom="0in" style:contextual-spacing="false" fo:text-indent="0in" style:auto-text-indent="false"/>
      <style:text-properties officeooo:paragraph-rsid="0022c1dd"/>
    </style:style>
    <style:style style:name="P37" style:family="paragraph" style:parent-style-name="Text_20_body" style:list-style-name="L2">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38" style:family="paragraph" style:parent-style-name="Text_20_body" style:list-style-name="L3">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39" style:family="paragraph" style:parent-style-name="Text_20_body" style:list-style-name="L4">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40" style:family="paragraph" style:parent-style-name="Text_20_body" style:list-style-name="L3">
      <style:paragraph-properties fo:margin-left="0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cb165" officeooo:paragraph-rsid="001cb165" style:font-weight-asian="bold" style:font-weight-complex="bold"/>
    </style:style>
    <style:style style:name="P4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f9880" officeooo:paragraph-rsid="00357e94" style:font-weight-asian="bold" style:font-weight-complex="bold"/>
    </style:style>
    <style:style style:name="P42" style:family="paragraph" style:parent-style-name="Text_20_body">
      <style:paragraph-properties fo:margin-left="0in" fo:margin-right="0in" fo:text-indent="0in" style:auto-text-indent="false"/>
      <style:text-properties fo:font-variant="normal" fo:text-transform="none" fo:color="#000000" style:font-name="arial" fo:font-size="9.75pt" fo:letter-spacing="normal" fo:font-style="normal" fo:font-weight="normal" officeooo:paragraph-rsid="002d931d" style:font-weight-asian="normal" style:font-weight-complex="normal"/>
    </style:style>
    <style:style style:name="T1" style:family="text">
      <style:text-properties fo:font-variant="normal" fo:text-transform="none" fo:color="#000000" style:font-name="arial" fo:font-size="9.75pt" fo:letter-spacing="normal" fo:font-style="normal"/>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00" style:font-name="arial" fo:font-size="9.75pt" fo:letter-spacing="normal" fo:font-style="normal" fo:font-weight="normal" officeooo:rsid="0022c1dd"/>
    </style:style>
    <style:style style:name="T4" style:family="text">
      <style:text-properties fo:font-variant="normal" fo:text-transform="none" fo:color="#000000" style:font-name="arial" fo:font-size="9.75pt" fo:letter-spacing="normal" fo:font-style="normal" officeooo:rsid="0026bb6c"/>
    </style:style>
    <style:style style:name="T5" style:family="text">
      <style:text-properties fo:font-variant="normal" fo:text-transform="none" fo:color="#000000" style:font-name="arial" fo:font-size="9.75pt" fo:letter-spacing="normal" fo:font-style="normal" officeooo:rsid="0022c1dd"/>
    </style:style>
    <style:style style:name="T6" style:family="text">
      <style:text-properties style:text-position="super 58%"/>
    </style:style>
    <style:style style:name="T7" style:family="text">
      <style:text-properties officeooo:rsid="00357e94"/>
    </style:style>
    <style:style style:name="T8" style:family="text">
      <style:text-properties officeooo:rsid="0035b716"/>
    </style:style>
    <style:style style:name="T9" style:family="text">
      <style:text-properties style:font-weight-asian="bold" style:font-weight-complex="bold"/>
    </style:style>
    <style:style style:name="T10" style:family="text">
      <style:text-properties officeooo:rsid="0035b716" style:font-weight-asian="bold" style:font-weight-complex="bold"/>
    </style:style>
    <style:style style:name="T11" style:family="text">
      <style:text-properties officeooo:rsid="0036fc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do:</text:p>
      <text:list xml:id="list5618871871565789032" text:style-name="L1">
        <text:list-item>
          <text:p text:style-name="P26">Update USB voltage regulator</text:p>
        </text:list-item>
        <text:list-item>
          <text:p text:style-name="P27"/>
        </text:list-item>
      </text:list>
      <text:p text:style-name="P1"/>
      <text:p text:style-name="P1">Hi Fellas-</text:p>
      <text:p text:style-name="P4">Garrett, thanks for sending the design files and opening it up to review.  I just completed my review of the Rev1 Schematic.  I downloaded the files from Github at 9:15a on 3/25, which according to Garrett's email yesterday is the most up to date version.</text:p>
      <text:p text:style-name="P5">I completed the following tasks:</text:p>
      <text:list xml:id="list1111778160357262591" text:style-name="L2">
        <text:list-item>
          <text:p text:style-name="P28">Reviewed each section of the circuit </text:p>
        </text:list-item>
        <text:list-item>
          <text:p text:style-name="P28">Verified USB connection scheme to uC</text:p>
        </text:list-item>
        <text:list-item>
          <text:p text:style-name="P28">Checked crystal selection</text:p>
        </text:list-item>
        <text:list-item>
          <text:p text:style-name="P28">Checked HWB pin</text:p>
        </text:list-item>
        <text:list-item>
          <text:p text:style-name="P28">Checked to be sure the board is a good representation of a Leonardo</text:p>
        </text:list-item>
        <text:list-item>
          <text:p text:style-name="P28">Reviewed supervisor selection and the output polarity.</text:p>
        </text:list-item>
        <text:list-item>
          <text:p text:style-name="P28">Reviewed switcher selection.</text:p>
        </text:list-item>
        <text:list-item>
          <text:p text:style-name="P28">Checked capacitor choices for switchers</text:p>
        </text:list-item>
        <text:list-item>
          <text:p text:style-name="P28">Reviewed P-ch mosfet selection</text:p>
        </text:list-item>
        <text:list-item>
          <text:p text:style-name="P28">Checked connection to the BT module</text:p>
        </text:list-item>
        <text:list-item>
          <text:p text:style-name="P28">Checked pinout of ICSP port</text:p>
        </text:list-item>
        <text:list-item>
          <text:p text:style-name="P28">Checked the LiIon charger chip and Iset resistor</text:p>
        </text:list-item>
        <text:list-item>
          <text:p text:style-name="P28">Checked sensor connections.</text:p>
        </text:list-item>
        <text:list-item>
          <text:p text:style-name="P28">Reviewed ESD connections.</text:p>
        </text:list-item>
        <text:list-item>
          <text:p text:style-name="P37">Reviewed dumb stuff like connections to pins, spot checked pin names, USB pinout, </text:p>
        </text:list-item>
      </text:list>
      <text:p text:style-name="P6">Here are my suggestions for changes to make (I think you know some of them exist, but I don't want to miss them):</text:p>
      <text:list xml:id="list7404394478088979780" text:style-name="L3">
        <text:list-item>
          <text:p text:style-name="P29">LED_BT circuit doesn't have a connection to signal or ground.</text:p>
        </text:list-item>
      </text:list>
      <text:p text:style-name="P7">Knew about this one, has been connected to Pin 13 as confirmed by Michael.</text:p>
      <text:list xml:id="list101340290062399" text:continue-numbering="true" text:style-name="L3">
        <text:list-item>
          <text:p text:style-name="P30">The UBT schematic symbol looks like it is missing an outline. Same for the USB connector.</text:p>
          <text:p text:style-name="P40">Updated – also made the temp sensor and voltage regulators have an outline.</text:p>
        </text:list-item>
        <text:list-item>
          <text:p text:style-name="P29">Many of the parts have superfluous information still visible which makes the schematic appear cluttered.  Example: UBT's pin names like 'P$1' are listed.  Same for Con_addon, USB's pin directions, etc...</text:p>
        </text:list-item>
      </text:list>
      <text:p text:style-name="P8">Good point. Changed.</text:p>
      <text:list xml:id="list101339826002947" text:continue-numbering="true" text:style-name="L3">
        <text:list-item>
          <text:p text:style-name="P29">I see you've selected the SOT-23 version of the MCP73831.  With 5V in and a dead battery at 2.9V the part will try to charge at 500mA which generates 1W of heat.  The SOT-23 part has thermal resistance of 230*C/W, which will result in using the chip's thermal limiting feature, and significantly slow down the charge time.  I would suggest changing to the DFN part which has a thermal resistance of 76*C/W, or lower if a large PCB pad is used.</text:p>
        </text:list-item>
      </text:list>
      <text:p text:style-name="P41"><text:span text:style-name="T7">Done as of revision 1_4</text:span></text:p>
      <text:p text:style-name="P9"/>
      <text:list xml:id="list101340039739744" text:continue-numbering="true" text:style-name="L3">
        <text:list-item>
          <text:p text:style-name="P36"><text:span text:style-name="T2">The 5V IO connections from the uC go directly to the 3.3V BT module IO pins.  There needs to be level shifters at least from uC-&gt;BT to ensure there is no damage to the pin.  I can suggest  </text:span><text:span text:style-name="T3">http://www.digikey.com/product-detail/en/SN74LVC1G125DBVR/296-11603-1-ND/385742</text:span></text:p>
        </text:list-item>
      </text:list>
      <text:p text:style-name="P21"><text:span text:style-name="T4">Thankyou and done</text:span><text:span text:style-name="T1">. </text:span><text:span text:style-name="T5">I used your part</text:span></text:p>
      <text:p text:style-name="P20"/>
      <text:list xml:id="list101339210035727" text:continue-numbering="true" text:style-name="L3">
        <text:list-item>
          <text:p text:style-name="P29">VR_MOS-N1 is listed on the BOM as DNP but it will be needed to control the fan.  Also, if the fan is always running when the unit is running is it needed at all?  If so, N-channel FETs should be at a lower potential than the load.  Finally, I wasn't able to review the part selection since there is no part <text:soft-page-break/>information on the BOM (I'd suggest leaving part information in the BOM and marking DNP in another field in case you want to quickly change population status).</text:p>
        </text:list-item>
      </text:list>
      <text:p text:style-name="P10">I will use the Value field from now on. Michael has suggested that he would appreciate this part – and the only overhead is a 0ohm resistor. I will continue with it in the design.</text:p>
      <text:p text:style-name="P16"/>
      <text:list xml:id="list101339435062176" text:continue-numbering="true" text:style-name="L3">
        <text:list-item>
          <text:p text:style-name="P29">Any connection that is accessible to the customer should have ESD protection.  I think the CON_ADDON will be user-accessible, so ESD protection should be added.  I don't think other connections are accessible, but if they are protection should be added.</text:p>
        </text:list-item>
      </text:list>
      <text:p text:style-name="P13">Would you recommend just a Varistor (like the Arduinio)? <text:span text:style-name="T8">I have added varistors and a ferite bead onto the GND. Let me know if you think this is enough.</text:span></text:p>
      <text:p text:style-name="P19"/>
      <text:list xml:id="list101340844195615" text:continue-numbering="true" text:style-name="L3">
        <text:list-item>
          <text:p text:style-name="P29">The uC crystal that you selected may have too high load capacitance.  I would suggest one with 10-15pF typ of load capacitance to keep the 32u4 happy.  Although if you have the BOM for the leonardo and this is the part that is listed then you should probably keep what works.</text:p>
        </text:list-item>
      </text:list>
      <text:p text:style-name="P32">The range suggestion is 12-22pF, and I have 20pF. The Leonardo had 22pF caps. I'm using the caps that are suggested with this crystal.</text:p>
      <text:p text:style-name="P32"/>
      <text:p text:style-name="P35"><text:span text:style-name="T10">I also checked the page you suggested in the email and responded – the crystal falls within the 10-22pF range specified (</text:span><text:span text:style-name="T9">table 6.3, page  on the uC datasheet (page 30) </text:span><text:span text:style-name="T10">)</text:span></text:p>
      <text:p text:style-name="P18"/>
      <text:list xml:id="list101339176170760" text:continue-numbering="true" text:style-name="L3">
        <text:list-item>
          <text:p text:style-name="P29">You need to add a pullup on the output of the VDETECT supervisor part.</text:p>
        </text:list-item>
      </text:list>
      <text:p text:style-name="P34">NOTE: The part has changed, but both parts were push/pull. I think you may have made a mistake.</text:p>
      <text:p text:style-name="P33"/>
      <text:p text:style-name="P34"/>
      <text:p text:style-name="P11"/>
      <text:list xml:id="list101340882992351" text:continue-numbering="true" text:style-name="L3">
        <text:list-item>
          <text:p text:style-name="P38">I've been thinking about the VDETECT voltage limit, and you may want to find a part that has a slightly higher cutoff.  This would be to accommodate the wide temperature range that the battery is forced to operate under.  While it will reduce the battery life of the battery, it could increase the number of useful cycles that the battery gets over time.  Finding one a 3.0 or 3.1V also wouldn't represent much energy loss because that's the non-linear part of the Li_Ion discharge curve.</text:p>
        </text:list-item>
      </text:list>
      <text:p text:style-name="P23">I could not find a part from that company on digikey. I found a different companies part. Please review:</text:p>
      <text:p text:style-name="P23">http://www.digikey.com/product-detail/en/APX809-31SAG-7/APX809-31SAGDICT-ND/1844722</text:p>
      <text:p text:style-name="P24">I have added the part to the schematic</text:p>
      <text:p text:style-name="P22"/>
      <text:p text:style-name="P42">And some questions that may not be problems, but I don't understand them:</text:p>
      <text:list xml:id="list5185929671437727513" text:style-name="L4">
        <text:list-item>
          <text:p text:style-name="P31">What is the little drawing of the Arduino in the lower right hand corner of the schematic?</text:p>
        </text:list-item>
      </text:list>
      <text:p text:style-name="P14">Answered in separate email.</text:p>
      <text:p text:style-name="P17"/>
      <text:list xml:id="list101339335480955" text:continue-numbering="true" text:style-name="L4">
        <text:list-item>
          <text:p text:style-name="P31">Regarding the AREF connection question: no, it does not need to be connected to VCC since the chip has a crappy internal reference of 1/2VCC, VCC, or GND.  However you're right to use the capacitor for stability of the self-selected reference.</text:p>
        </text:list-item>
        <text:list-item>
          <text:p text:style-name="P31">Is there a reason that you're connecting the BT module to IO10 and IO11?  I would think that using the hardware UART at D0 and D1 might be easier.  However if that is how the current prototype is used, then I'd stick with what works.</text:p>
        </text:list-item>
        <text:list-item>
          <text:p text:style-name="P31">You have the PS pins of the switchers connected to ground.  While this increases efficiency at low load, it also drastically increases the supply ripple in this low power state.  Because some of the sensors depend on this voltage rail for accuracy, will this ripple voltage mess up the error budget?  At the very <text:soft-page-break/>least, it is probably a good idea to have a couple 0-ohm jumpers to enable you to change this setting with a population change.</text:p>
        </text:list-item>
      </text:list>
      <text:p text:style-name="P15">I have added 0 ohm jumpers and selected the 5V switcher to do continuous switching (PS = 1) and the 3.3V to be in power save (PS = 0). </text:p>
      <text:p text:style-name="P15"/>
      <text:list xml:id="list101340176344076" text:continue-numbering="true" text:style-name="L4">
        <text:list-item>
          <text:p text:style-name="P39">How did you determine acceptable ripple of the switcher output for capacitor selection?  Since the sensors depend on the 5V regulator for accuracy it is important.</text:p>
        </text:list-item>
      </text:list>
      <text:p text:style-name="P25">I used the suggested schematic. I rechecked the values, and the calculated max delta V = 0.01 Volts. I also checked it for over 10x our current usage (1A, which isn't even possible for this device), and it is still only .02 Volts. I'd say 20uF is good. This was at a Vmin = 2.9 (higher Vmin only helps us). It is in <text:span text:style-name="T11">BOM/C</text:span>alculations.ods.</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6T20:05:29.832299201</meta:creation-date>
    <dc:date>2014-03-31T10:13:38.743773349</dc:date>
    <meta:editing-duration>PT10H28M1S</meta:editing-duration>
    <meta:editing-cycles>24</meta:editing-cycles>
    <meta:generator>LibreOffice/4.2.2.1$Linux_X86_64 LibreOffice_project/420m0$Build-1</meta:generator>
    <meta:document-statistic meta:table-count="0" meta:image-count="0" meta:object-count="0" meta:page-count="3" meta:paragraph-count="54" meta:word-count="1175" meta:character-count="6625" meta:non-whitespace-character-count="5501"/>
  </office:meta>
</office:document-meta>
</file>